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0.526cm" fo:min-width="0.81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textarea-horizontal-align="justify" draw:textarea-vertical-align="middle" draw:auto-grow-height="false" fo:min-height="0.329cm" fo:min-width="0.439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cm" svg:y="6.542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1.93cm" svg:height="1.168cm" svg:x="4.556cm" svg:y="12.532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397cm" svg:height="0.889cm" svg:x="15.732cm" svg:y="12.684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2:57:34.909380553</dc:date>
    <meta:editing-duration>PT7M26S</meta:editing-duration>
    <meta:editing-cycles>3</meta:editing-cycles>
    <meta:generator>LibreOffice/6.0.7.3$Linux_X86_64 LibreOffice_project/00m0$Build-3</meta:generator>
    <meta:document-statistic meta:object-count="3"/>
  </office:meta>
</office:document-meta>
</file>